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228582" officeooo:paragraph-rsid="0022858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4pt" fo:font-weight="normal" officeooo:rsid="007d0c88" officeooo:paragraph-rsid="007d0c8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weight="normal" officeooo:rsid="009446a0" officeooo:paragraph-rsid="009446a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8e6c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27a4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normal" officeooo:rsid="00927a44" officeooo:paragraph-rsid="009b58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normal" officeooo:rsid="00d3bfc7" officeooo:paragraph-rsid="00d3bf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fo:font-weight="normal" officeooo:rsid="00b81e3d" officeooo:paragraph-rsid="00b81e3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fo:font-weight="normal" officeooo:rsid="00b2474e" officeooo:paragraph-rsid="00b2474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488551" officeooo:paragraph-rsid="005b1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fo:font-weight="normal" officeooo:rsid="00530bc3" officeooo:paragraph-rsid="005b16c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536a53" officeooo:paragraph-rsid="005b16c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577ff7" officeooo:paragraph-rsid="005b16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5b3596" officeooo:paragraph-rsid="005b359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0d9fe1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weight="normal" officeooo:rsid="00d9fe1f" officeooo:paragraph-rsid="011c87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weight="normal" officeooo:rsid="0079566f" officeooo:paragraph-rsid="0079566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fo:font-weight="normal" officeooo:rsid="006ff09b" officeooo:paragraph-rsid="007af8d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4pt" fo:font-weight="normal" officeooo:rsid="009b58ed" officeooo:paragraph-rsid="009b58e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4pt" fo:font-weight="normal" officeooo:rsid="008e6cc0" officeooo:paragraph-rsid="008e6cc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4pt" fo:font-weight="normal" officeooo:rsid="00f1ec75" officeooo:paragraph-rsid="00f1ec7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0b81e3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officeooo:rsid="00228582" officeooo:paragraph-rsid="00228582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paragraph-rsid="008ab904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paragraph-rsid="00e152e5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8ab904" officeooo:paragraph-rsid="008ab904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4bccbc" officeooo:paragraph-rsid="005b16cb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e655f2" officeooo:paragraph-rsid="0103d5b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e4a7ae" officeooo:paragraph-rsid="0103d5bd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228582" officeooo:paragraph-rsid="005b16c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577ff7" officeooo:paragraph-rsid="005b16c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10258b6" officeooo:paragraph-rsid="01006d60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927a44" officeooo:paragraph-rsid="011b9d5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c8fe96" officeooo:paragraph-rsid="00c8fe9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5b16c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6ff09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3156e4" officeooo:paragraph-rsid="007d0c8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7d0c88" officeooo:paragraph-rsid="009446a0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ab90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9b58e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c2ff6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78af6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7cac71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8e6cc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d3bfc7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7cac71" officeooo:paragraph-rsid="00b81e3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0d3bfc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03d5b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927a44" officeooo:paragraph-rsid="011b9d5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5b16cb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46db0a" officeooo:paragraph-rsid="00b2474e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355a24" officeooo:paragraph-rsid="005b16c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d9fe1f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4bccbc" officeooo:paragraph-rsid="005b16cb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0f1a869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f1a869" officeooo:paragraph-rsid="01134f01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e655f2" officeooo:paragraph-rsid="00f1ec75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11451c0" officeooo:paragraph-rsid="011451c0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language="ru" fo:country="RU" officeooo:paragraph-rsid="005b16cb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text-position="sub 58%"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ce181e" fo:font-size="14pt" fo:font-weight="bold" officeooo:rsid="00e655f2" officeooo:paragraph-rsid="0103d5b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e181e" fo:font-size="14pt" fo:font-weight="bold" officeooo:rsid="01062db9" officeooo:paragraph-rsid="010cc3a8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e181e" fo:font-size="14pt" fo:font-weight="bold" officeooo:rsid="01134f01" officeooo:paragraph-rsid="01134f0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4f3f5" officeooo:paragraph-rsid="0103d5bd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62db9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10cc3a8" officeooo:paragraph-rsid="010cc3a8" style:font-size-asian="14pt" style:font-weight-asian="normal" style:font-size-complex="14pt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5b16cb" style:font-size-asian="14pt" style:font-weight-asian="normal" style:font-size-complex="14pt" style:font-weight-complex="normal"/>
    </style:style>
    <style:style style:name="P75" style:family="paragraph" style:parent-style-name="Standard_20__28_user_29_">
      <style:paragraph-properties fo:text-align="start" style:justify-single-word="false"/>
      <style:text-properties fo:font-size="14pt" fo:font-weight="normal" officeooo:rsid="0011d93a" officeooo:paragraph-rsid="005b16cb" style:font-size-asian="14pt" style:font-weight-asian="normal" style:font-size-complex="14pt" style:font-weight-complex="normal"/>
    </style:style>
    <style:style style:name="P76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0bdce4" officeooo:paragraph-rsid="005b16cb" style:font-size-asian="14pt" style:font-weight-asian="normal" style:font-size-complex="14pt" style:font-weight-complex="normal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5b16cb" style:font-size-asian="14pt" style:font-weight-asian="normal" style:font-size-complex="14pt" style:font-weight-complex="normal"/>
    </style:style>
    <style:style style:name="P78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7ff07" officeooo:paragraph-rsid="0078af64" style:font-size-asian="14pt" style:font-weight-asian="normal" style:font-size-complex="14pt" style:font-weight-complex="normal"/>
    </style:style>
    <style:style style:name="P79" style:family="paragraph" style:parent-style-name="Standard_20__28_user_29_">
      <style:paragraph-properties fo:text-align="start" style:justify-single-word="false"/>
      <style:text-properties fo:font-size="14pt" fo:language="ru" fo:country="RU" fo:font-weight="normal" officeooo:rsid="0023795e" officeooo:paragraph-rsid="005b16cb" style:font-size-asian="14pt" style:font-weight-asian="normal" style:font-size-complex="14pt" style:font-weight-complex="normal"/>
    </style:style>
    <style:style style:name="P80" style:family="paragraph" style:parent-style-name="Standard_20__28_user_29_">
      <style:text-properties fo:font-size="14pt" fo:language="ru" fo:country="RU" officeooo:paragraph-rsid="005b16cb" style:font-size-asian="14pt" style:font-size-complex="14pt"/>
    </style:style>
    <style:style style:name="P81" style:family="paragraph" style:parent-style-name="Standard_20__28_user_29_">
      <style:text-properties fo:font-size="14pt" fo:language="ru" fo:country="RU" officeooo:paragraph-rsid="0078af64" style:font-size-asian="14pt" style:font-size-complex="14pt"/>
    </style:style>
    <style:style style:name="P82" style:family="paragraph" style:parent-style-name="Standard_20__28_user_29_">
      <style:text-properties fo:font-size="14pt" officeooo:paragraph-rsid="005b16cb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fo:font-weight="bold" officeooo:rsid="00728c80" officeooo:paragraph-rsid="00728c80" style:font-size-asian="14pt" style:font-weight-asian="bold" style:font-size-complex="14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4pt" fo:font-weight="bold" officeooo:rsid="00e1b0a5" officeooo:paragraph-rsid="00728c80" style:font-size-asian="14pt" style:font-weight-asian="bold" style:font-size-complex="14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28c80" officeooo:paragraph-rsid="00728c80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66910" officeooo:paragraph-rsid="00a0b159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480ec" officeooo:paragraph-rsid="007480ec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9f4b56" officeooo:paragraph-rsid="009f4b56" style:font-size-asian="14pt" style:font-size-complex="14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8pt" officeooo:rsid="00228582" officeooo:paragraph-rsid="00228582" style:font-size-asian="18pt" style:font-size-complex="18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3956f9" officeooo:paragraph-rsid="005b16cb" style:font-size-asian="14pt" style:font-weight-asian="normal" style:font-size-complex="14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3795e" officeooo:paragraph-rsid="005b16cb" style:font-size-asian="14pt" style:font-weight-asian="normal" style:font-size-complex="14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898b4" officeooo:paragraph-rsid="005b16cb" style:font-size-asian="14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209e6" officeooo:paragraph-rsid="005b16cb" style:font-size-asian="14pt" style:font-weight-asian="normal" style:font-size-complex="14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fo:font-size="14pt" fo:font-weight="normal" officeooo:rsid="003b50f1" officeooo:paragraph-rsid="005b16cb" style:font-size-asian="14pt" style:font-weight-asian="normal" style:font-size-complex="14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4pt" fo:font-weight="normal" officeooo:rsid="0023795e" officeooo:paragraph-rsid="005b16cb" style:font-size-asian="14pt" style:font-weight-asian="normal" style:font-size-complex="14pt" style:font-weight-complex="normal"/>
    </style:style>
    <style:style style:name="T1" style:family="text">
      <style:text-properties officeooo:rsid="0011d93a"/>
    </style:style>
    <style:style style:name="T2" style:family="text">
      <style:text-properties officeooo:rsid="001a60ee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7d0c88"/>
    </style:style>
    <style:style style:name="T5" style:family="text">
      <style:text-properties style:text-position="sub 58%" officeooo:rsid="008cbb50"/>
    </style:style>
    <style:style style:name="T6" style:family="text">
      <style:text-properties style:text-position="sub 58%" officeooo:rsid="012114b5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502de"/>
    </style:style>
    <style:style style:name="T9" style:family="text">
      <style:text-properties style:text-position="0% 100%" officeooo:rsid="007d0c88"/>
    </style:style>
    <style:style style:name="T10" style:family="text">
      <style:text-properties style:text-position="0% 100%" officeooo:rsid="008cbb50"/>
    </style:style>
    <style:style style:name="T11" style:family="text">
      <style:text-properties style:text-position="0% 100%" officeooo:rsid="008d9552"/>
    </style:style>
    <style:style style:name="T12" style:family="text">
      <style:text-properties style:text-position="0% 100%" officeooo:rsid="008e6cc0"/>
    </style:style>
    <style:style style:name="T13" style:family="text">
      <style:text-properties style:text-position="0% 100%" officeooo:rsid="00927a44"/>
    </style:style>
    <style:style style:name="T14" style:family="text">
      <style:text-properties style:text-position="0% 100%" officeooo:rsid="009a5e25"/>
    </style:style>
    <style:style style:name="T15" style:family="text">
      <style:text-properties style:text-position="0% 100%" officeooo:rsid="009b58ed"/>
    </style:style>
    <style:style style:name="T16" style:family="text">
      <style:text-properties style:text-position="0% 100%" officeooo:rsid="00b72cc8"/>
    </style:style>
    <style:style style:name="T17" style:family="text">
      <style:text-properties style:text-position="0% 100%" officeooo:rsid="00b81e3d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b81e3d" style:font-weight-asian="bold" style:font-weight-complex="bold"/>
    </style:style>
    <style:style style:name="T20" style:family="text">
      <style:text-properties style:text-position="0% 100%" fo:font-weight="bold" officeooo:rsid="009b58ed" style:font-weight-asian="bold" style:font-weight-complex="bold"/>
    </style:style>
    <style:style style:name="T21" style:family="text">
      <style:text-properties style:text-position="0% 100%" fo:font-weight="bold" officeooo:rsid="009c607f" style:font-weight-asian="bold" style:font-weight-complex="bold"/>
    </style:style>
    <style:style style:name="T22" style:family="text">
      <style:text-properties style:text-position="0% 100%" fo:font-weight="bold" officeooo:rsid="00d3bfc7" style:font-weight-asian="bold" style:font-weight-complex="bold"/>
    </style:style>
    <style:style style:name="T23" style:family="text">
      <style:text-properties style:text-position="0% 100%" fo:font-weight="bold" officeooo:rsid="00b2474e" style:font-weight-asian="bold" style:font-weight-complex="bold"/>
    </style:style>
    <style:style style:name="T24" style:family="text">
      <style:text-properties style:text-position="0% 100%" fo:font-weight="normal" officeooo:rsid="00b81e3d" style:font-weight-asian="normal" style:font-weight-complex="normal"/>
    </style:style>
    <style:style style:name="T25" style:family="text">
      <style:text-properties style:text-position="0% 100%" fo:font-weight="normal" officeooo:rsid="002502de" style:font-weight-asian="normal" style:font-weight-complex="normal"/>
    </style:style>
    <style:style style:name="T26" style:family="text">
      <style:text-properties style:text-position="0% 100%" fo:font-weight="normal" officeooo:rsid="00e152e5" style:font-weight-asian="normal" style:font-weight-complex="normal"/>
    </style:style>
    <style:style style:name="T27" style:family="text">
      <style:text-properties style:text-position="0% 100%" officeooo:rsid="00d9fe1f"/>
    </style:style>
    <style:style style:name="T28" style:family="text">
      <style:text-properties style:text-position="0% 100%" officeooo:rsid="00f1ec75"/>
    </style:style>
    <style:style style:name="T29" style:family="text">
      <style:text-properties style:text-position="0% 100%" officeooo:rsid="01037b24"/>
    </style:style>
    <style:style style:name="T30" style:family="text">
      <style:text-properties style:text-position="0% 100%" officeooo:rsid="0103d5bd"/>
    </style:style>
    <style:style style:name="T31" style:family="text">
      <style:text-properties style:text-position="0% 100%" officeooo:rsid="010e1c97"/>
    </style:style>
    <style:style style:name="T32" style:family="text">
      <style:text-properties style:text-position="0% 100%" officeooo:rsid="011071c4"/>
    </style:style>
    <style:style style:name="T33" style:family="text">
      <style:text-properties style:text-position="0% 100%" officeooo:rsid="01253a45"/>
    </style:style>
    <style:style style:name="T34" style:family="text">
      <style:text-properties officeooo:rsid="002ffb22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23795e"/>
    </style:style>
    <style:style style:name="T37" style:family="text">
      <style:text-properties fo:language="ru" fo:country="RU" officeooo:rsid="0043b482"/>
    </style:style>
    <style:style style:name="T38" style:family="text">
      <style:text-properties officeooo:rsid="0043b48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530bc3" style:font-weight-asian="bold" style:font-weight-complex="bold"/>
    </style:style>
    <style:style style:name="T41" style:family="text">
      <style:text-properties fo:font-weight="bold" officeooo:rsid="005b16cb" style:font-weight-asian="bold" style:font-weight-complex="bold"/>
    </style:style>
    <style:style style:name="T42" style:family="text">
      <style:text-properties fo:font-weight="bold" officeooo:rsid="00536a53" style:font-weight-asian="bold" style:font-weight-complex="bold"/>
    </style:style>
    <style:style style:name="T43" style:family="text">
      <style:text-properties fo:font-weight="bold" officeooo:rsid="008cbb50" style:font-weight-asian="bold" style:font-weight-complex="bold"/>
    </style:style>
    <style:style style:name="T44" style:family="text">
      <style:text-properties fo:font-weight="bold" officeooo:rsid="003b50f1" style:font-weight-asian="bold" style:font-weight-complex="bold"/>
    </style:style>
    <style:style style:name="T45" style:family="text">
      <style:text-properties officeooo:rsid="004bccbc"/>
    </style:style>
    <style:style style:name="T46" style:family="text">
      <style:text-properties officeooo:rsid="004ccc9e"/>
    </style:style>
    <style:style style:name="T47" style:family="text">
      <style:text-properties officeooo:rsid="004e86ea"/>
    </style:style>
    <style:style style:name="T48" style:family="text">
      <style:text-properties officeooo:rsid="005311de"/>
    </style:style>
    <style:style style:name="T49" style:family="text">
      <style:text-properties officeooo:rsid="00536a53"/>
    </style:style>
    <style:style style:name="T50" style:family="text">
      <style:text-properties officeooo:rsid="0054a7c2"/>
    </style:style>
    <style:style style:name="T51" style:family="text">
      <style:text-properties officeooo:rsid="00564ae9"/>
    </style:style>
    <style:style style:name="T52" style:family="text">
      <style:text-properties officeooo:rsid="00577ff7"/>
    </style:style>
    <style:style style:name="T53" style:family="text">
      <style:text-properties officeooo:rsid="006ff09b"/>
    </style:style>
    <style:style style:name="T54" style:family="text">
      <style:text-properties officeooo:rsid="0078af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b81e3d" style:font-weight-asian="normal" style:font-weight-complex="normal"/>
    </style:style>
    <style:style style:name="T57" style:family="text">
      <style:text-properties fo:font-weight="normal" officeooo:rsid="00c4a7f3" style:font-weight-asian="normal" style:font-weight-complex="normal"/>
    </style:style>
    <style:style style:name="T58" style:family="text">
      <style:text-properties fo:font-weight="normal" officeooo:rsid="00d3bfc7" style:font-weight-asian="normal" style:font-weight-complex="normal"/>
    </style:style>
    <style:style style:name="T59" style:family="text">
      <style:text-properties fo:font-weight="normal" officeooo:rsid="002502de" style:font-weight-asian="normal" style:font-weight-complex="normal"/>
    </style:style>
    <style:style style:name="T60" style:family="text">
      <style:text-properties fo:font-weight="normal" officeooo:rsid="000bdce4" style:font-weight-asian="normal" style:font-weight-complex="normal"/>
    </style:style>
    <style:style style:name="T61" style:family="text">
      <style:text-properties fo:font-weight="normal" officeooo:rsid="0043b482" style:font-weight-asian="normal" style:font-weight-complex="normal"/>
    </style:style>
    <style:style style:name="T62" style:family="text">
      <style:text-properties fo:font-weight="normal" officeooo:rsid="0088bcbb" style:font-weight-asian="normal" style:font-weight-complex="normal"/>
    </style:style>
    <style:style style:name="T63" style:family="text">
      <style:text-properties fo:font-weight="normal" officeooo:rsid="008ab904" style:font-weight-asian="normal" style:font-weight-complex="normal"/>
    </style:style>
    <style:style style:name="T64" style:family="text">
      <style:text-properties fo:font-weight="normal" officeooo:rsid="00e0f424" style:font-weight-asian="normal" style:font-weight-complex="normal"/>
    </style:style>
    <style:style style:name="T65" style:family="text">
      <style:text-properties fo:font-weight="normal" officeooo:rsid="00e152e5" style:font-weight-asian="normal" style:font-weight-complex="normal"/>
    </style:style>
    <style:style style:name="T66" style:family="text">
      <style:text-properties fo:font-weight="normal" officeooo:rsid="012406b2" style:font-weight-asian="normal" style:font-weight-complex="normal"/>
    </style:style>
    <style:style style:name="T67" style:family="text">
      <style:text-properties officeooo:rsid="007d0c88"/>
    </style:style>
    <style:style style:name="T68" style:family="text">
      <style:text-properties officeooo:rsid="007e8ec3"/>
    </style:style>
    <style:style style:name="T69" style:family="text">
      <style:text-properties officeooo:rsid="0088bcbb"/>
    </style:style>
    <style:style style:name="T70" style:family="text">
      <style:text-properties officeooo:rsid="008c2ff6"/>
    </style:style>
    <style:style style:name="T71" style:family="text">
      <style:text-properties officeooo:rsid="008d9552"/>
    </style:style>
    <style:style style:name="T72" style:family="text">
      <style:text-properties officeooo:rsid="00a0b159"/>
    </style:style>
    <style:style style:name="T73" style:family="text">
      <style:text-properties officeooo:rsid="00a1fc25"/>
    </style:style>
    <style:style style:name="T74" style:family="text">
      <style:text-properties officeooo:rsid="00a70aa8"/>
    </style:style>
    <style:style style:name="T75" style:family="text">
      <style:text-properties officeooo:rsid="00a7dd30"/>
    </style:style>
    <style:style style:name="T76" style:family="text">
      <style:text-properties officeooo:rsid="00b81e3d"/>
    </style:style>
    <style:style style:name="T77" style:family="text">
      <style:text-properties officeooo:rsid="00c978df"/>
    </style:style>
    <style:style style:name="T78" style:family="text">
      <style:text-properties officeooo:rsid="00e1b0a5"/>
    </style:style>
    <style:style style:name="T79" style:family="text">
      <style:text-properties officeooo:rsid="00e4a7ae"/>
    </style:style>
    <style:style style:name="T80" style:family="text">
      <style:text-properties officeooo:rsid="002898b4"/>
    </style:style>
    <style:style style:name="T81" style:family="text">
      <style:text-properties officeooo:rsid="00e9181d"/>
    </style:style>
    <style:style style:name="T82" style:family="text">
      <style:text-properties officeooo:rsid="00fbe364"/>
    </style:style>
    <style:style style:name="T83" style:family="text">
      <style:text-properties officeooo:rsid="00fdbfcf"/>
    </style:style>
    <style:style style:name="T84" style:family="text">
      <style:text-properties officeooo:rsid="0103d5bd"/>
    </style:style>
    <style:style style:name="T85" style:family="text">
      <style:text-properties style:use-window-font-color="true" fo:font-weight="normal" style:font-weight-asian="normal" style:font-weight-complex="normal"/>
    </style:style>
    <style:style style:name="T86" style:family="text">
      <style:text-properties style:use-window-font-color="true" fo:font-weight="normal" officeooo:rsid="00e9181d" style:font-weight-asian="normal" style:font-weight-complex="normal"/>
    </style:style>
    <style:style style:name="T87" style:family="text">
      <style:text-properties style:use-window-font-color="true" fo:font-weight="normal" officeooo:rsid="0104f3f5" style:font-weight-asian="normal" style:font-weight-complex="normal"/>
    </style:style>
    <style:style style:name="T88" style:family="text">
      <style:text-properties style:use-window-font-color="true" fo:font-weight="normal" officeooo:rsid="010baad3" style:font-weight-asian="normal" style:font-weight-complex="normal"/>
    </style:style>
    <style:style style:name="T89" style:family="text">
      <style:text-properties style:use-window-font-color="true" fo:font-weight="normal" officeooo:rsid="010cc3a8" style:font-weight-asian="normal" style:font-weight-complex="normal"/>
    </style:style>
    <style:style style:name="T90" style:family="text">
      <style:text-properties style:use-window-font-color="true" fo:font-weight="normal" officeooo:rsid="011451c0" style:font-weight-asian="normal" style:font-weight-complex="normal"/>
    </style:style>
    <style:style style:name="T91" style:family="text">
      <style:text-properties style:use-window-font-color="true" fo:font-weight="normal" officeooo:rsid="011c87f7" style:font-weight-asian="normal" style:font-weight-complex="normal"/>
    </style:style>
    <style:style style:name="T92" style:family="text">
      <style:text-properties style:use-window-font-color="true" officeooo:rsid="010cc3a8"/>
    </style:style>
    <style:style style:name="T93" style:family="text">
      <style:text-properties officeooo:rsid="010b035f"/>
    </style:style>
    <style:style style:name="T94" style:family="text">
      <style:text-properties officeooo:rsid="01134f01"/>
    </style:style>
    <style:style style:name="T95" style:family="text">
      <style:text-properties officeooo:rsid="01135324"/>
    </style:style>
    <style:style style:name="T96" style:family="text">
      <style:text-properties officeooo:rsid="011c87f7"/>
    </style:style>
    <style:style style:name="T97" style:family="text">
      <style:text-properties officeooo:rsid="012114b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АНАЛИЗ ПРЕДМЕТНОЙ ОБЛАСТИ “УЧЕТ СОТРУДНИКОВ”</text:p>
      <text:p text:style-name="P26"/>
      <text:list xml:id="list3486309341" text:style-name="L1">
        <text:list-item>
          <text:p text:style-name="P89"><text:span text:style-name="T39">Построение</text:span><text:span text:style-name="T44"> </text:span><text:span text:style-name="T39">ПО “УЧЕТ СОТРУДНИКОВ”</text:span></text:p>
          <text:list>
            <text:list-item>
              <text:p text:style-name="P90">Выделение профессионалов предметной области</text:p>
            </text:list-item>
          </text:list>
        </text:list-item>
      </text:list>
      <text:list xml:id="list1545431763" text:style-name="L2">
        <text:list-item>
          <text:list>
            <text:list-item>
              <text:p text:style-name="P94">Активные: аттестационная комиссия</text:p>
            </text:list-item>
            <text:list-item>
              <text:p text:style-name="P94">Пассивные: <text:span text:style-name="T77">список </text:span>сотрудник<text:span text:style-name="T77">ов</text:span> предприятия</text:p>
            </text:list-item>
          </text:list>
        </text:list-item>
      </text:list>
      <text:p text:style-name="P38">Аттестационная комиссия может запросить список сотрудников, <text:span text:style-name="T77">которые не прошли аттестацию до указанной даты.</text:span></text:p>
      <text:p text:style-name="P37"/>
      <text:list xml:id="list195233691654750" text:continue-list="list3486309341" text:style-name="L1">
        <text:list-item>
          <text:list>
            <text:list-item>
              <text:p text:style-name="P91">Название понятий <text:span text:style-name="T34">и объектов </text:span>ПО “УЧЕТ СОТРУДНИКОВ”</text:p>
            </text:list-item>
          </text:list>
        </text:list-item>
      </text:list>
      <text:p text:style-name="P39"/>
      <text:p text:style-name="P39"><text:tab/>Понятие “<text:span text:style-name="T53">С</text:span>трока” – конечная последовательность символов какого-либо алфавита.</text:p>
      <text:p text:style-name="P39"/>
      <text:p text:style-name="P40"><text:tab/><text:span text:style-name="T53">Понятие “Дата” </text:span>–<text:span text:style-name="T53"> последовательность цифр, имеющая вид:</text:span></text:p>
      <text:p text:style-name="P28"><text:span text:style-name="T25"><text:tab/></text:span><text:span text:style-name="T26">D</text:span><text:span text:style-name="T59">/</text:span><text:span text:style-name="T26">M</text:span><text:span text:style-name="T59">/</text:span><text:span text:style-name="T65">Y</text:span><text:span text:style-name="T59">, где</text:span></text:p>
      <text:p text:style-name="P28"><text:span text:style-name="T59"><text:tab/><text:tab/></text:span><text:span text:style-name="T65">D</text:span><text:span text:style-name="T64"> </text:span><text:span text:style-name="T59">∈ </text:span><text:span text:style-name="T64">[</text:span><text:span text:style-name="T59">0</text:span><text:span text:style-name="T64">1</text:span><text:span text:style-name="T59">,</text:span><text:span text:style-name="T64">02</text:span><text:span text:style-name="T59">..</text:span><text:span text:style-name="T64">31]</text:span><text:span text:style-name="T59">, </text:span></text:p>
      <text:p text:style-name="P28"><text:span text:style-name="T59"><text:tab/><text:tab/></text:span><text:span text:style-name="T65">M</text:span><text:span text:style-name="T64"> </text:span><text:span text:style-name="T59">∈ </text:span><text:span text:style-name="T64">[</text:span><text:span text:style-name="T59">0</text:span><text:span text:style-name="T64">1</text:span><text:span text:style-name="T59">,</text:span><text:span text:style-name="T64">02</text:span><text:span text:style-name="T59">..</text:span><text:span text:style-name="T64">12]</text:span><text:span text:style-name="T59">, </text:span></text:p>
      <text:p text:style-name="P28"><text:span text:style-name="T59"><text:tab/><text:tab/></text:span><text:span text:style-name="T65">Y</text:span><text:span text:style-name="T59"> ∈ </text:span><text:span text:style-name="T64">[1950</text:span><text:span text:style-name="T59">..</text:span><text:span text:style-name="T64">2017]</text:span><text:span text:style-name="T59">,</text:span></text:p>
      <text:p text:style-name="P19">Связь между Y, M и D задается следующей таблицей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4">Y</text:p>
          </table:table-cell>
          <table:table-cell table:style-name="Table1.A1" office:value-type="string">
            <text:p text:style-name="P84">M</text:p>
          </table:table-cell>
          <table:table-cell table:style-name="Table1.C1" office:value-type="string">
            <text:p text:style-name="P83">D</text:p>
          </table:table-cell>
        </table:table-row>
        <table:table-row>
          <table:table-cell table:style-name="Table1.A2" table:number-rows-spanned="2" office:value-type="string">
            <text:p text:style-name="P85">[1950..2017]</text:p>
          </table:table-cell>
          <table:table-cell table:style-name="Table1.A2" office:value-type="string">
            <text:p text:style-name="P85"><text:span text:style-name="T82">0</text:span>1,<text:span text:style-name="T82">0</text:span>3,<text:span text:style-name="T82">0</text:span>5,<text:span text:style-name="T82">0</text:span>7,<text:span text:style-name="T83">0</text:span>8,10,12</text:p>
          </table:table-cell>
          <table:table-cell table:style-name="Table1.C2" office:value-type="string">
            <text:p text:style-name="P85">[<text:span text:style-name="T82">0</text:span>1..31]</text:p>
          </table:table-cell>
        </table:table-row>
        <table:table-row>
          <table:covered-table-cell/>
          <table:table-cell table:style-name="Table1.A2" office:value-type="string">
            <text:p text:style-name="P85"><text:span text:style-name="T82">0</text:span>4,<text:span text:style-name="T82">0</text:span>6,<text:span text:style-name="T82">0</text:span>9,11</text:p>
          </table:table-cell>
          <table:table-cell table:style-name="Table1.C2" office:value-type="string">
            <text:p text:style-name="P85">[<text:span text:style-name="T82">0</text:span>1..30]</text:p>
          </table:table-cell>
        </table:table-row>
        <table:table-row>
          <table:table-cell table:style-name="Table1.A2" office:value-type="string">
            <text:p text:style-name="P86"><text:span text:style-name="T78">Y</text:span> делится нацел<text:span text:style-name="T72">о</text:span> на 4</text:p>
          </table:table-cell>
          <table:table-cell table:style-name="Table1.A2" table:number-rows-spanned="2" office:value-type="string">
            <text:p text:style-name="P85"><text:span text:style-name="T82">0</text:span>2</text:p>
          </table:table-cell>
          <table:table-cell table:style-name="Table1.C2" office:value-type="string">
            <text:p text:style-name="P87">[<text:span text:style-name="T82">0</text:span>1.29]</text:p>
          </table:table-cell>
        </table:table-row>
        <table:table-row>
          <table:table-cell table:style-name="Table1.A2" office:value-type="string">
            <text:p text:style-name="P88"><text:span text:style-name="T78">Y</text:span> не делится нацело на 4</text:p>
          </table:table-cell>
          <table:covered-table-cell/>
          <table:table-cell table:style-name="Table1.C2" office:value-type="string">
            <text:p text:style-name="P87">[<text:span text:style-name="T82">0</text:span>1..28]</text:p>
          </table:table-cell>
        </table:table-row>
      </table:table>
      <text:p text:style-name="P20"/>
      <text:p text:style-name="P40"/>
      <text:p text:style-name="P40"><text:tab/><text:span text:style-name="T53">Понятие “Файл” </text:span>– <text:span text:style-name="T67">именованная область данных на носителе информации, выглядящая как последовательность строк следующего вида:</text:span></text:p>
      <text:p text:style-name="P41"><text:tab/><text:span text:style-name="T67">s</text:span><text:span text:style-name="T4">11</text:span>*<text:span text:style-name="T67">s</text:span><text:span text:style-name="T4">12</text:span>*...*<text:span text:style-name="T67">s</text:span><text:span text:style-name="T4">1k</text:span><text:span text:style-name="T9">\n</text:span></text:p>
      <text:p text:style-name="P41"><text:span text:style-name="T9"><text:tab/>s</text:span><text:span text:style-name="T4">21</text:span>*<text:span text:style-name="T67">s</text:span><text:span text:style-name="T4">22</text:span>*...*<text:span text:style-name="T9">s</text:span><text:span text:style-name="T4">2f</text:span><text:span text:style-name="T9">\n</text:span></text:p>
      <text:p text:style-name="P2"><text:tab/>…………….</text:p>
      <text:p text:style-name="P41"><text:span text:style-name="T9"><text:tab/>s</text:span><text:span text:style-name="T4">d1</text:span>*<text:span text:style-name="T9">s</text:span><text:span text:style-name="T4">d2</text:span>*...* <text:span text:style-name="T9">s</text:span><text:span text:style-name="T4">dp</text:span><text:span text:style-name="T9">, где:</text:span></text:p>
      <text:p text:style-name="P2">* - конечная (<text:span text:style-name="T73">не</text:span>нулевая) последовательность символов пробела, \n – символ переноса строки,</text:p>
      <text:p text:style-name="P42"><text:span text:style-name="T7">k, f, d, p –</text:span><text:span text:style-name="T8"> </text:span><text:span text:style-name="T7">натуральные числа, s</text:span><text:span text:style-name="T3">ij –</text:span><text:span text:style-name="T7"> объект понятия “Строка”</text:span><text:span text:style-name="T13">, </text:span></text:p>
      <text:p text:style-name="P3">число <text:span text:style-name="T74">i н</text:span>азывается строкой файла, <text:span text:style-name="T97">строки s</text:span><text:span text:style-name="T6">j1, </text:span><text:span text:style-name="T97">s</text:span><text:span text:style-name="T6">j2</text:span><text:span text:style-name="T97"> ... s</text:span><text:span text:style-name="T6">jk</text:span><text:span text:style-name="T97"> называются полями j строки файла.</text:span></text:p>
      <text:p text:style-name="P38"/>
      <text:p text:style-name="P43"><text:soft-page-break/><text:tab/>“Фамилия и инициалы” – <text:span text:style-name="T69">объект понятия “Строка”, имеющая следующий вид:</text:span></text:p>
      <text:p text:style-name="P46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82"><text:span text:style-name="T35">Примеры валидных строк: “</text:span>Smith<text:span text:style-name="T35">.</text:span>J<text:span text:style-name="T35">.</text:span>G<text:span text:style-name="T35">”, “</text:span>Alse<text:span text:style-name="T35">.</text:span>W<text:span text:style-name="T35">.</text:span>B<text:span text:style-name="T35">”</text:span></text:p>
      <text:p text:style-name="P75"><text:span text:style-name="T35">Примеры невалидных строк: “</text:span>Al<text:span text:style-name="T35">.</text:span>d<text:span text:style-name="T35">.</text:span>R<text:span text:style-name="T35">”, “1.223</text:span>sdaa<text:span text:style-name="T35">”, “</text:span>Str<text:span text:style-name="T35">.</text:span>A”</text:p>
      <text:p text:style-name="P43"/>
      <text:p text:style-name="P43"><text:tab/><text:span text:style-name="T70">“Пол” - один из символов {M, F}, где M обозначает мужской пол, F – женский пол.</text:span></text:p>
      <text:p text:style-name="P43"/>
      <text:p text:style-name="P44"><text:tab/><text:span text:style-name="T70">“Профессия” - объект понятия “Строка”, имеющая следующий вид:</text:span></text:p>
      <text:p text:style-name="P47"><text:tab/>#* , где # - заглавная буква <text:span text:style-name="T2">латинского </text:span>алфавита, * - строка произвольной <text:span text:style-name="T1">(возможно нулевой)</text:span> длины, состоящая из строчных букв <text:span text:style-name="T2">латинского </text:span>алфавита.</text:p>
      <text:p text:style-name="P66">Примеры валидных строк: “Doctor”, “Worker”</text:p>
      <text:p text:style-name="P76">Примеры невалидных строк: “DoCTOr”, ”doctor ”</text:p>
      <text:p text:style-name="P47"/>
      <text:p text:style-name="P27"><text:span text:style-name="T60"><text:tab/></text:span><text:span text:style-name="T61">“Дата рождения” - </text:span><text:span text:style-name="T62">объект понятия “</text:span><text:span text:style-name="T63">Дата</text:span><text:span text:style-name="T62">”</text:span><text:span text:style-name="T63">, в которой </text:span></text:p>
      <text:p text:style-name="P29"><text:span text:style-name="T63">1</text:span><text:span text:style-name="T55">950 &lt;= Y &lt;= 2000</text:span></text:p>
      <text:p text:style-name="P80">Примеры валидных <text:span text:style-name="T54">дат</text:span>: “01/12/1999”, “12/12/200<text:span text:style-name="T79">0</text:span>”</text:p>
      <text:p text:style-name="P77">Примеры невалидных <text:span text:style-name="T54">дат</text:span>: “13/1<text:span text:style-name="T75">2</text:span>/2010”, “30/11/4444”</text:p>
      <text:p text:style-name="P74"/>
      <text:p text:style-name="P48"><text:tab/>“Дата аттестации” - объект понятия “Дата”, в которой </text:p>
      <text:p text:style-name="P49">2000 &lt;= Y &lt;= 2017.</text:p>
      <text:p text:style-name="P81">Примеры валидных <text:span text:style-name="T54">дат</text:span>: <text:span text:style-name="T61">“13/10/2010”, </text:span><text:s/>“12/12/2005”</text:p>
      <text:p text:style-name="P78"><text:span text:style-name="T37">Примеры невалидных </text:span><text:span text:style-name="T54">дат</text:span><text:span text:style-name="T37">: </text:span><text:span text:style-name="T38">“01/12/1999”,</text:span><text:span text:style-name="T37"> “30/11/4444”</text:span></text:p>
      <text:p text:style-name="P79"/>
      <text:p text:style-name="P74"><text:span text:style-name="T36"><text:tab/></text:span><text:span text:style-name="T38">“Периодичность аттестации” - натуральное число, лежащее в диапазоне [1..3], обозначающее периодичность аттестации в годах.</text:span></text:p>
      <text:p text:style-name="P67"/>
      <text:p text:style-name="P47"><text:tab/>“<text:span text:style-name="T68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71">каждый из атрибутов разделен ненулевым количеством пробелов</text:span>.</text:p>
      <text:p text:style-name="P47"/>
      <text:p text:style-name="P47"/>
      <text:p text:style-name="P47"/>
      <text:p text:style-name="P50">Пример: <text:span text:style-name="T43">Сотрудник_i</text:span><text:span text:style-name="T5"> </text:span><text:span text:style-name="T10">= </text:span><text:span text:style-name="T11">Smit.J.R***M**Doctor**02/05/1975*</text:span><text:span text:style-name="T12">18</text:span><text:span text:style-name="T11">/0</text:span><text:span text:style-name="T12">6</text:span><text:span text:style-name="T11">/</text:span><text:span text:style-name="T12">2013, </text:span></text:p>
      <text:p text:style-name="P22">* - символ пробела</text:p>
      <text:p text:style-name="P22"/>
      <text:p text:style-name="P51"><text:span text:style-name="T12"><text:tab/></text:span><text:span text:style-name="T16">“</text:span><text:span text:style-name="T29">Staff</text:span><text:span text:style-name="T13">” - объект понятия </text:span><text:span text:style-name="T14">“Файл”</text:span><text:span text:style-name="T13">, имеющий вид:</text:span></text:p>
      <text:p text:style-name="P4"><text:tab/><text:span text:style-name="T39">Сотрудник_1</text:span>\n</text:p>
      <text:p text:style-name="P4"><text:tab/><text:span text:style-name="T39">Сотрудник_2</text:span>\n</text:p>
      <text:p text:style-name="P5"><text:tab/>…….</text:p>
      <text:p text:style-name="P54"><text:span text:style-name="T7"><text:tab/></text:span><text:span text:style-name="T18">Сотрудник_i</text:span><text:span text:style-name="T22">,</text:span></text:p>
      <text:p text:style-name="P7">I – натуральное число.</text:p>
      <text:p text:style-name="P17"><text:soft-page-break/>Пример:</text:p>
      <text:p text:style-name="P17">Sith.J.R <text:s/>M Doctor <text:s text:c="2"/>02/06/1988 <text:s text:c="3"/>20/11/2015</text:p>
      <text:p text:style-name="P17">Wale.K.A <text:s/>F <text:s text:c="8"/>Driver <text:s/>12/10/1973 <text:s text:c="2"/>11/04/2014</text:p>
      <text:p text:style-name="P52"><text:tab/></text:p>
      <text:p text:style-name="P53"><text:span text:style-name="T13"><text:tab/>“</text:span><text:span text:style-name="T29">Catalog” </text:span><text:span text:style-name="T13">- объект понятия </text:span><text:span text:style-name="T14">“Файл”</text:span><text:span text:style-name="T13">, имеющий вид:</text:span></text:p>
      <text:p text:style-name="P56"><text:span text:style-name="T7"><text:tab/></text:span><text:span text:style-name="T19">Периодичность_аттестации_1</text:span><text:span text:style-name="T7">*</text:span><text:span text:style-name="T19">Профессия_1</text:span><text:span text:style-name="T17">\n</text:span></text:p>
      <text:p text:style-name="P36"><text:span text:style-name="T17"><text:tab/>Периодичность_аттестации_2*Профессия_2</text:span><text:span text:style-name="T24">\n</text:span></text:p>
      <text:p text:style-name="P24"><text:span text:style-name="T76"><text:tab/></text:span><text:span text:style-name="T56">…….</text:span></text:p>
      <text:p text:style-name="P25"><text:span text:style-name="T76"><text:tab/>Периодичность_аттестации_i*Профессия_i</text:span><text:span text:style-name="T56">,</text:span></text:p>
      <text:p text:style-name="P24"><text:span text:style-name="T56">* - </text:span><text:span text:style-name="T57"><text:s/></text:span><text:span text:style-name="T66">один символ </text:span><text:span text:style-name="T57">пробела, </text:span><text:span text:style-name="T58">I – натуральное число.</text:span></text:p>
      <text:p text:style-name="P17">Пример:</text:p>
      <text:p text:style-name="P18"><text:span text:style-name="T96">2 </text:span>Driver</text:p>
      <text:p text:style-name="P18"><text:span text:style-name="T96">1 </text:span>Worker</text:p>
      <text:p text:style-name="P17"><text:span text:style-name="T96">1 </text:span>Doctor</text:p>
      <text:p text:style-name="P8"/>
      <text:p text:style-name="P45"><text:tab/><text:span text:style-name="T13">“</text:span><text:span text:style-name="T29">Output</text:span><text:span text:style-name="T13">” - объект понятия </text:span><text:span text:style-name="T14">“Файл”</text:span><text:span text:style-name="T13">, имеющий вид:</text:span></text:p>
      <text:p text:style-name="P6"><text:tab/><text:span text:style-name="T39">Сотрудник_1</text:span>\n</text:p>
      <text:p text:style-name="P6"><text:tab/><text:span text:style-name="T39">Сотрудник_2</text:span>\n</text:p>
      <text:p text:style-name="P6"><text:tab/>…….</text:p>
      <text:p text:style-name="P55"><text:span text:style-name="T15"><text:tab/></text:span><text:span text:style-name="T20">Сотрудник_</text:span><text:span text:style-name="T21">k</text:span><text:span text:style-name="T15">, в котором объекты </text:span></text:p>
      <text:p text:style-name="P55"><text:span text:style-name="T15">“Сотрудник” сортированы по атрибуту “Профессия”, </text:span><text:span text:style-name="T30">согласно закону </text:span><text:span text:style-name="T31">сортировкаи объектов понятий строка (номер </text:span><text:span text:style-name="T32">3</text:span><text:span text:style-name="T31">)</text:span><text:span text:style-name="T33">,</text:span></text:p>
      <text:p text:style-name="P21"/>
      <text:list xml:id="list195234432852847" text:continue-numbering="true" text:style-name="L1">
        <text:list-item>
          <text:list>
            <text:list-item>
              <text:p text:style-name="P92">Отношения между объектами:</text:p>
              <text:p text:style-name="P95"/>
            </text:list-item>
          </text:list>
        </text:list-item>
      </text:list>
      <text:p text:style-name="P57">Между объектами понятий “Строка” существует бинарное отношение <text:span text:style-name="T39">равно (=)</text:span>:</text:p>
      <text:p text:style-name="P59">Объекты понятия “Строка” называются равными, если равны соответствующие символы, стоящие в записи данных объектов.</text:p>
      <text:p text:style-name="P60">Если отношение <text:span text:style-name="T39">равно </text:span>не выполняется, то выполняется отношение <text:span text:style-name="T39">не равно </text:span></text:p>
      <text:p text:style-name="P60"><text:span text:style-name="T39">(!=)</text:span><text:span text:style-name="T41">.</text:span></text:p>
      <text:p text:style-name="P61">Пример: “1293” = “1293”, “1293” != “12 93”</text:p>
      <text:p text:style-name="P61"/>
      <text:p text:style-name="P58"><text:span text:style-name="T7">Между объектами “Дата” существует бинарное отношение </text:span><text:span text:style-name="T23">равно </text:span><text:span text:style-name="T18">(</text:span><text:span text:style-name="T23">=</text:span><text:span text:style-name="T18">)</text:span><text:span text:style-name="T7">:</text:span></text:p>
      <text:p text:style-name="P10"><text:span text:style-name="T39">Дата_1</text:span> <text:span text:style-name="T93">=</text:span> <text:span text:style-name="T39">Дата_2</text:span>, если D<text:span text:style-name="T3">1</text:span> = D<text:span text:style-name="T3">2</text:span>, M<text:span text:style-name="T3">1</text:span> = M<text:span text:style-name="T3">2</text:span>, Y<text:span text:style-name="T3">1</text:span> = Y<text:span text:style-name="T3">2</text:span>.</text:p>
      <text:p text:style-name="P11">Если отношение <text:span text:style-name="T39">равно </text:span>не выполняется, то выполняется отношение <text:span text:style-name="T39">не равно </text:span></text:p>
      <text:p text:style-name="P11"><text:span text:style-name="T39">(!=)</text:span><text:span text:style-name="T41">.</text:span></text:p>
      <text:p text:style-name="P9"/>
      <text:p text:style-name="P9">Между объектами “Дата” существует бинарное отношение <text:span text:style-name="T39">меньше (&lt;)</text:span>:</text:p>
      <text:p text:style-name="P12"><text:span text:style-name="T39">Дата_1</text:span> <text:span text:style-name="T93">&lt;</text:span> <text:span text:style-name="T39">Дата_2</text:span>, если истинно следующее логическое выражение:</text:p>
      <text:p text:style-name="P12"><text:span text:style-name="T46">[ </text:span>(Y<text:span text:style-name="T3">1 </text:span>&lt; Y<text:span text:style-name="T3">2</text:span>) или </text:p>
      <text:p text:style-name="P12"><text:s text:c="2"/>((Y<text:span text:style-name="T3">1 </text:span>= Y<text:span text:style-name="T3">2</text:span>) и (M<text:span text:style-name="T3">1 </text:span>&lt; M<text:span text:style-name="T3">2</text:span>)) или </text:p>
      <text:p text:style-name="P12"><text:s text:c="2"/>((Y<text:span text:style-name="T3">1 </text:span>= Y<text:span text:style-name="T3">2</text:span>) и (M<text:span text:style-name="T3">1 </text:span><text:span text:style-name="T47">=</text:span> M<text:span text:style-name="T3">2</text:span>) и (D<text:span text:style-name="T3">1 </text:span>&lt; D<text:span text:style-name="T3">2</text:span>)) <text:span text:style-name="T46">]</text:span>.</text:p>
      <text:p text:style-name="P13">Пример: “03/04/1988” &lt; “01/05/2010”, </text:p>
      <text:p text:style-name="P13">“<text:span text:style-name="T48">04/04/2015</text:span>” <text:span text:style-name="T48">&lt; </text:span>”<text:span text:style-name="T48">04/11/2015</text:span>”, “<text:span text:style-name="T48">17/03/1965</text:span>” <text:span text:style-name="T48">&lt;</text:span> “<text:span text:style-name="T48">18/03/1965</text:span>”</text:p>
      <text:p text:style-name="P12"><text:soft-page-break/></text:p>
      <text:p text:style-name="P9">Между объектами “Дата”, <text:span text:style-name="T49">для которых выполняется </text:span></text:p>
      <text:p text:style-name="P9"><text:span text:style-name="T42">Дата_2</text:span><text:span text:style-name="T49"> &lt; </text:span><text:span text:style-name="T42">Дата_1</text:span><text:span text:style-name="T49">,</text:span> существует бинарн<text:span text:style-name="T45">ая операция </text:span><text:span text:style-name="T40">разность (-):</text:span></text:p>
      <text:p text:style-name="P14">1) <text:span text:style-name="T39">Дата_1 </text:span>–<text:span text:style-name="T39"> Дата_2</text:span> = Y<text:span text:style-name="T3">1</text:span> – Y<text:span text:style-name="T3">2</text:span>, если истинно следующее логическое выражение:</text:p>
      <text:p text:style-name="P12"><text:span text:style-name="T46">[ </text:span>(<text:span text:style-name="T49">M</text:span><text:span text:style-name="T3">1 </text:span><text:span text:style-name="T49">&gt;</text:span> <text:span text:style-name="T49">M</text:span><text:span text:style-name="T3">2</text:span>) или </text:p>
      <text:p text:style-name="P12"><text:s text:c="2"/>((<text:span text:style-name="T49">M</text:span><text:span text:style-name="T3">1 </text:span>= <text:span text:style-name="T49">M</text:span><text:span text:style-name="T3">2</text:span>) и (<text:span text:style-name="T49">D</text:span><text:span text:style-name="T3">1 </text:span><text:span text:style-name="T49">&gt;=</text:span> <text:span text:style-name="T49">D</text:span><text:span text:style-name="T3">2</text:span>)) <text:span text:style-name="T52">]</text:span>.</text:p>
      <text:p text:style-name="P14"><text:span text:style-name="T50">2</text:span>) <text:span text:style-name="T39">Дата_1 </text:span>–<text:span text:style-name="T39"> Дата_2</text:span> = Y<text:span text:style-name="T3">1</text:span> – Y<text:span text:style-name="T3">2 </text:span>– <text:span text:style-name="T50">1</text:span>, если истинно следующее логическое выражение:</text:p>
      <text:p text:style-name="P12"><text:span text:style-name="T46">[ </text:span>(<text:span text:style-name="T49">M</text:span><text:span text:style-name="T3">1 </text:span><text:span text:style-name="T51">&lt;</text:span> <text:span text:style-name="T49">M</text:span><text:span text:style-name="T3">2</text:span>) или </text:p>
      <text:p text:style-name="P12"><text:s text:c="2"/>((<text:span text:style-name="T49">M</text:span><text:span text:style-name="T3">1 </text:span>= <text:span text:style-name="T49">M</text:span><text:span text:style-name="T3">2</text:span>) и (<text:span text:style-name="T49">D</text:span><text:span text:style-name="T3">1 </text:span><text:span text:style-name="T51">&lt;</text:span> <text:span text:style-name="T49">D</text:span><text:span text:style-name="T3">2</text:span>)) <text:span text:style-name="T46">]</text:span>.</text:p>
      <text:p text:style-name="P15">Разность дат показывает, сколько полных лет прошло между двумя датами.</text:p>
      <text:p text:style-name="P16">Пример: “13/04/2018” - “14/04/2000” = 17, </text:p>
      <text:p text:style-name="P16">“13/04/2018” - “04/05/2000” = 17, </text:p>
      <text:p text:style-name="P16">“13/05/2018” - “20/04/2000” = 18, </text:p>
      <text:p text:style-name="P16">“13/05/2018” - “13/05/2000” = 18,</text:p>
      <text:p text:style-name="P33"/>
      <text:list xml:id="list195234580184218" text:continue-numbering="true" text:style-name="L1">
        <text:list-item>
          <text:list>
            <text:list-item>
              <text:p text:style-name="P93">Законы ПО</text:p>
            </text:list-item>
          </text:list>
        </text:list-item>
      </text:list>
      <text:p text:style-name="P30"><text:span text:style-name="T84">1) </text:span>Для каждого объекта “Сотрудник” <text:span text:style-name="T52">разность </text:span>атрибут<text:span text:style-name="T52">ов</text:span> “Дата <text:span text:style-name="T52">аттестации</text:span>” <text:span text:style-name="T52">и </text:span>“Дата <text:span text:style-name="T52">рождения</text:span>” <text:span text:style-name="T52">должна быть больше 17.</text:span></text:p>
      <text:p text:style-name="P30"/>
      <text:p text:style-name="P32"><text:span text:style-name="T84">2) </text:span>В файле “<text:span text:style-name="T84">Catalog</text:span>” к<text:span text:style-name="T80">аждый </text:span>объект <text:span text:style-name="T80">“Профессия” встречается только один раз</text:span></text:p>
      <text:p text:style-name="P31">Пример <text:span text:style-name="T81">некорректного файла:</text:span></text:p>
      <text:p text:style-name="P31"><text:tab/><text:span text:style-name="T96">2 Doctor</text:span></text:p>
      <text:p text:style-name="P68"><text:tab/><text:span text:style-name="T91">3 D</text:span><text:span text:style-name="T86">octor </text:span></text:p>
      <text:p text:style-name="P71"/>
      <text:p text:style-name="P69"><text:span text:style-name="T87">3</text:span><text:span text:style-name="T85">) </text:span><text:span text:style-name="T88">Объекты понятия “Строка” могут быть сортированы по латинскому алфавиту</text:span><text:span text:style-name="T89">, в котором A&lt;B&lt;...&lt;Y&lt;Z&lt;a&lt;b&lt;...&lt;y&lt;z. Отсутствующий символ считается</text:span><text:span text:style-name="T88"> </text:span><text:span text:style-name="T89">меньше любого другого символа. Объект </text:span><text:span text:style-name="T92">Строка_1</text:span><text:span text:style-name="T89"> будет встречаться ранее объекта </text:span><text:span text:style-name="T92">Строка_2</text:span><text:span text:style-name="T89">, если выполняется одно из двух условий:</text:span></text:p>
      <text:p text:style-name="P72"><text:tab/>1) Первый элемент объекта <text:span text:style-name="T39">Строка_1</text:span> &lt; первого элемента <text:span text:style-name="T39">Строка_2</text:span>.</text:p>
      <text:p text:style-name="P69"><text:span text:style-name="T89"><text:tab/>2) Если N-ый элемент объекта </text:span><text:span text:style-name="T92">Строка_1</text:span><text:span text:style-name="T89"> = N-ому элементу объекта </text:span><text:span text:style-name="T92">Строка_2</text:span><text:span text:style-name="T89">, а <text:s/>N+1 элемент объекта </text:span><text:span text:style-name="T92">Строка_1 </text:span><text:span text:style-name="T89">&lt; N+1 элемента объекта </text:span><text:span text:style-name="T92">Строка_2</text:span><text:span text:style-name="T89">.</text:span></text:p>
      <text:p text:style-name="P73"/>
      <text:p text:style-name="P70"><text:span text:style-name="T89">4</text:span><text:span text:style-name="T85">) В качестве входных данных, помимо файлов “Staff” и “Catalog”, программа получает на вход 3 целых числа, </text:span><text:span text:style-name="T90">введенных с клавиатуры,</text:span><text:span text:style-name="T85"> обозначающих число, месяц и год.</text:span></text:p>
      <text:p text:style-name="P63"/>
      <text:p text:style-name="P62"><text:span text:style-name="T95">5) </text:span>В файле “<text:span text:style-name="T94">Output</text:span>” между аттрибутами объекта сотрудник содержится только один пробел.</text:p>
      <text:p text:style-name="P64">Пример <text:span text:style-name="T81">некорректного файла:</text:span></text:p>
      <text:p text:style-name="P64"><text:tab/><text:span text:style-name="T27">Sith.J.R***M*****Doctor**02/06/1988***20/11/2015</text:span><text:span text:style-name="T28">, * - символ пробела.</text:span></text:p>
      <text:p text:style-name="P23"/>
      <text:p text:style-name="P65"><text:soft-page-break/><text:span text:style-name="T28">6</text:span><text:span text:style-name="T7">) Сотрудник, содержащийся в файле “Staff” попадает в файл “Output”, если разность между введенной датой и периодичностью аттестации данного сотрудника &lt; даты последней аттестации данного сотрудника.</text:span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35:27.298409145</meta:creation-date>
    <dc:date>2019-06-24T01:05:23.306105561</dc:date>
    <meta:editing-duration>PT19H19M11S</meta:editing-duration>
    <meta:editing-cycles>188</meta:editing-cycles>
    <meta:generator>LibreOffice/6.0.7.3$Linux_X86_64 LibreOffice_project/00m0$Build-3</meta:generator>
    <meta:document-statistic meta:table-count="1" meta:image-count="0" meta:object-count="0" meta:page-count="5" meta:paragraph-count="126" meta:word-count="815" meta:character-count="5947" meta:non-whitespace-character-count="5155"/>
  </office:meta>
</office:document-meta>
</file>